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0.9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bdelkrime Aries</meta:initial-creator>
    <meta:creation-date>2017-05-07T10:37:25.667135664</meta:creation-date>
    <dc:date>2020-10-20T22:56:05.909818310</dc:date>
    <meta:editing-duration>PT28M32S</meta:editing-duration>
    <meta:editing-cycles>10</meta:editing-cycles>
    <meta:generator>LibreOffice/6.3.4.2$Linux_X86_64 LibreOffice_project/60da17e045e08f1793c57c00ba83cdfce946d0aa</meta:generator>
    <meta:document-statistic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5" style:family="chart" style:data-style-name="N107">
      <style:chart-properties chart:display-label="true" chart:logarithmic="false" chart:minimum="0.402" chart:maximum="0.43" chart:origin="0" chart:interval-major="0.002" chart:reverse-direction="false" text:line-break="false" loext:try-staggering-first="false" chart:link-data-style-to-source="false" chart:axis-position="1"/>
      <style:graphic-properties svg:stroke-color="#b3b3b3"/>
      <style:text-properties fo:font-family="'Nimbus Roman No9 L'" style:font-style-name="Bold" style:font-family-generic="roman" fo:font-size="16pt" fo:font-weight="bold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 chart:data-label-number="value" chart:data-label-text="false" chart:data-label-symbol="false"/>
      <style:graphic-properties draw:fill-color="#3232b2" draw:fill-hatch-name="Black_20_0_20_Degrees" dr3d:edge-rounding="5%"/>
      <style:text-properties fo:font-family="'Nimbus Roman'" style:font-style-name="Gras" fo:font-size="12pt" fo:font-weight="bold" style:font-size-asian="10pt" style:font-size-complex="10pt"/>
    </style:style>
    <style:style style:name="ch8" style:family="chart" style:data-style-name="N107">
      <style:chart-properties loext:label-stroke-color="#3465a4" chart:link-data-style-to-source="true" chart:data-label-number="value" chart:data-label-text="false" chart:data-label-symbol="false"/>
      <style:graphic-properties draw:fill-color="#121282" draw:fill-hatch-name="Black_20_90_20_Degrees" dr3d:edge-rounding="5%"/>
      <style:text-properties fo:font-family="'Nimbus Roman'" style:font-style-name="Gras" fo:font-size="12pt" fo:font-weight="bold" style:font-size-asian="10pt" style:font-size-complex="10pt"/>
    </style:style>
    <style:style style:name="ch9" style:family="chart" style:data-style-name="N107">
      <style:chart-properties chart:link-data-style-to-source="true" chart:data-label-number="value" chart:data-label-text="false" chart:data-label-symbol="false" chart:label-position="top"/>
      <style:graphic-properties draw:fill-color="#000050" draw:fill-hatch-name="Black_20_-45_20_Degrees" dr3d:edge-rounding="5%"/>
      <style:text-properties fo:font-family="'Nimbus Roman'" style:font-style-name="Gras" fo:font-size="12pt" fo:font-weight="bold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701cm" svg:height="20.991cm" xlink:href="." xlink:type="simple" chart:class="chart:bar" chart:style-name="ch1">
        <chart:legend chart:legend-position="end" svg:x="28.02cm" svg:y="9.435cm" style:legend-expansion="high" chart:style-name="ch2"/>
        <chart:plot-area chart:style-name="ch3" chart:data-source-has-labels="both" svg:x="0.594cm" svg:y="0.419cm" svg:width="26.832cm" svg:height="20.153cm">
          <chartooo:coordinate-region svg:x="2.141cm" svg:y="0.699cm" svg:width="25.285cm" svg:height="19.06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style-name="ch10"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</table:table-cell>
              <table:table-cell office:value-type="string">
                <text:p>P</text:p>
              </table:table-cell>
              <table:table-cell office:value-type="string">
                <text:p>F1</text:p>
              </table:table-cell>
            </table:table-row>
          </table:table-header-rows>
          <table:table-rows>
            <table:table-row>
              <table:table-cell office:value-type="string">
                <text:p>Th= 0.0</text:p>
              </table:table-cell>
              <table:table-cell office:value-type="float" office:value="0.40449">
                <text:p>0.40449</text:p>
              </table:table-cell>
              <table:table-cell office:value-type="float" office:value="0.42083">
                <text:p>0.42083</text:p>
              </table:table-cell>
              <table:table-cell office:value-type="float" office:value="0.41136">
                <text:p>0.41136</text:p>
              </table:table-cell>
            </table:table-row>
            <table:table-row>
              <table:table-cell office:value-type="string">
                <text:p>Th=hmode</text:p>
              </table:table-cell>
              <table:table-cell office:value-type="float" office:value="0.41127">
                <text:p>0.41127</text:p>
              </table:table-cell>
              <table:table-cell office:value-type="float" office:value="0.4272">
                <text:p>0.4272</text:p>
              </table:table-cell>
              <table:table-cell office:value-type="float" office:value="0.41875">
                <text:p>0.41875</text:p>
              </table:table-cell>
            </table:table-row>
            <table:table-row>
              <table:table-cell office:value-type="string">
                <text:p>Th=mean</text:p>
              </table:table-cell>
              <table:table-cell office:value-type="float" office:value="0.4131">
                <text:p>0.4131</text:p>
              </table:table-cell>
              <table:table-cell office:value-type="float" office:value="0.42937">
                <text:p>0.42937</text:p>
              </table:table-cell>
              <table:table-cell office:value-type="float" office:value="0.42078">
                <text:p>0.42078</text:p>
              </table:table-cell>
            </table:table-row>
            <table:table-row>
              <table:table-cell office:value-type="string">
                <text:p>Th=median</text:p>
              </table:table-cell>
              <table:table-cell office:value-type="float" office:value="0.41283">
                <text:p>0.41283</text:p>
              </table:table-cell>
              <table:table-cell office:value-type="float" office:value="0.4275">
                <text:p>0.4275</text:p>
              </table:table-cell>
              <table:table-cell office:value-type="float" office:value="0.41971">
                <text:p>0.41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3.4.2$Linux_X86_64 LibreOffice_project/60da17e045e08f1793c57c00ba83cdfce946d0aa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102cm" draw:rotation="900"/>
  </office:styles>
</office:document-styles>
</file>